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3.251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3.112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DejaVu Sans"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0" style:family="table-cell" style:parent-style-name="Default" style:data-style-name="N110">
      <style:table-cell-properties fo:background-color="#b3b3b3" style:text-align-source="fix" style:repeat-content="false" fo:border="0.06pt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1" style:family="table-cell" style:parent-style-name="Default" style:data-style-name="N110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1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fo:border="0.06pt solid #000000"/>
      <style:text-properties style:font-name="DejaVu Sans"/>
    </style:style>
    <style:style style:name="ce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DejaVu Sans"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13"/>
        <table:table-column table:style-name="co5" table:default-cell-style-name="ce8"/>
        <table:table-column table:style-name="co6" table:number-columns-repeated="5" table:default-cell-style-name="ce8"/>
        <table:table-column table:style-name="co7" table:default-cell-style-name="ce8"/>
        <table:table-column table:style-name="co1" table:number-columns-repeated="1014" table:default-cell-style-name="ce8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2" office:value-type="string">
            <text:p>Mutex</text:p>
          </table:table-cell>
          <table:table-cell table:style-name="ce2"/>
          <table:table-cell table:style-name="ce11" office:value-type="float" office:value="0">
            <text:p>000</text:p>
          </table:table-cell>
          <table:table-cell table:style-name="ce2" office:value-type="string">
            <text:p>new Mutex-ID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"Request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1">
            <text:p>001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Set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">
            <text:p>002</text:p>
          </table:table-cell>
          <table:table-cell table:style-name="ce4" office:value-type="string">
            <text:p>Client-ID</text:p>
          </table:table-cell>
          <table:table-cell table:style-name="ce4" table:number-columns-repeated="6"/>
          <table:table-cell table:number-columns-repeated="1014"/>
        </table:table-row>
        <table:table-row table:style-name="ro2">
          <table:table-cell table:style-name="ce3" office:value-type="string">
            <text:p>"Return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">
            <text:p>003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4">
            <text:p>004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5">
            <text:p>005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6">
            <text:p>006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7">
            <text:p>007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8">
            <text:p>008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9">
            <text:p>009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ommands</text:p>
          </table:table-cell>
          <table:table-cell table:style-name="ce9"/>
          <table:table-cell table:style-name="ce11" office:value-type="float" office:value="10">
            <text:p>010</text:p>
          </table:table-cell>
          <table:table-cell table:style-name="ce15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Report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11">
            <text:p>011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Reset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12">
            <text:p>012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3" office:value-type="string">
            <text:p>"Hybernate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13">
            <text:p>013</text:p>
          </table:table-cell>
          <table:table-cell table:style-name="ce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4">
            <text:p>014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5">
            <text:p>015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6">
            <text:p>016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7">
            <text:p>017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8">
            <text:p>018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19">
            <text:p>019</text:p>
          </table:table-cell>
          <table:table-cell table:style-name="ce14" table:number-columns-repeated="7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Wheel-Events</text:p>
          </table:table-cell>
          <table:table-cell table:style-name="ce9"/>
          <table:table-cell table:style-name="ce11" office:value-type="float" office:value="20">
            <text:p>020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Speed</text:p>
          </table:table-cell>
          <table:table-cell table:style-name="ce2" office:value-type="string">
            <text:p>Distance</text:p>
          </table:table-cell>
          <table:table-cell table:style-name="ce2" office:value-type="string">
            <text:p>Duration</text:p>
          </table:table-cell>
          <table:table-cell table:style-name="ce2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has_mov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1">
            <text:p>021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speed_reach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2">
            <text:p>022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direction_chang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3">
            <text:p>023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distance_cover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4">
            <text:p>024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status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5">
            <text:p>025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style-name="ce3" office:value-type="string">
            <text:p>"has_stopp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26">
            <text:p>026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5" office:value-type="string">
            <text:p>"turn_left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7">
            <text:p>027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5" office:value-type="string">
            <text:p>"turn_right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8">
            <text:p>028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29">
            <text:p>029</text:p>
          </table:table-cell>
          <table:table-cell table:number-columns-repeated="4" table:style-name="ce4" office:value-type="string">
            <text:p>-</text:p>
          </table:table-cell>
          <table:table-cell table:style-name="ce4" table:number-columns-repeated="3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ccelerometer-Events</text:p>
          </table:table-cell>
          <table:table-cell table:style-name="ce9"/>
          <table:table-cell table:style-name="ce11" office:value-type="float" office:value="30">
            <text:p>03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2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has_mov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1">
            <text:p>031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kick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2">
            <text:p>032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tipp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2">
            <text:p>032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rolled_in_X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4">
            <text:p>034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picked_up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5">
            <text:p>035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fallen_down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6">
            <text:p>036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2">
          <table:table-cell table:style-name="ce3" office:value-type="string">
            <text:p>"has_stopped"</text:p>
          </table:table-cell>
          <table:table-cell table:style-name="ce4" office:value-type="string">
            <text:p>Client <text:span text:style-name="T1">→</text:span> Server</text:p>
          </table:table-cell>
          <table:table-cell table:style-name="ce12" office:value-type="float" office:value="37">
            <text:p>037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3" office:value-type="string">
            <text:p>"rolled_in_Y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38">
            <text:p>038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3">
          <table:table-cell table:style-name="ce3" office:value-type="string">
            <text:p>“rolled_in_Z“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39">
            <text:p>039</text:p>
          </table:table-cell>
          <table:table-cell table:number-columns-repeated="3" table:style-name="ce4" office:value-type="string">
            <text:p>-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6. Byte [8]</text:p>
          </table:table-cell>
          <table:table-cell table:style-name="ce1" office:value-type="string">
            <text:p>7. Byte [9]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ED-Chain</text:p>
          </table:table-cell>
          <table:table-cell table:style-name="ce9"/>
          <table:table-cell table:style-name="ce11" office:value-type="float" office:value="40">
            <text:p>040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Intensity</text:p>
          </table:table-cell>
          <table:table-cell table:style-name="ce2" office:value-type="string">
            <text:p>Frequency</text:p>
          </table:table-cell>
          <table:table-cell table:style-name="ce2" office:value-type="string">
            <text:p>Duration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3" office:value-type="string">
            <text:p>"On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1">
            <text:p>041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"Fade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2">
            <text:p>042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"Blink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3">
            <text:p>043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>
            <text:p>"Off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4">
            <text:p>044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6" office:value-type="string">
            <text:p>"Default Pattern On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5">
            <text:p>045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3">
          <table:table-cell table:style-name="ce6" office:value-type="string">
            <text:p>"Default Pattern Off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46">
            <text:p>046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47">
            <text:p>047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48">
            <text:p>048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number-columns-repeated="2" table:style-name="ce4" office:value-type="string">
            <text:p>-</text:p>
          </table:table-cell>
          <table:table-cell table:style-name="ce12" office:value-type="float" office:value="49">
            <text:p>049</text:p>
          </table:table-cell>
          <table:table-cell table:number-columns-repeated="6" table:style-name="ce4" office:value-type="string">
            <text:p>-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rection</text:p>
          </table:table-cell>
          <table:table-cell table:style-name="ce10" office:value-type="string">
            <text:p>Key</text:p>
          </table:table-cell>
          <table:table-cell table:style-name="ce1" office:value-type="string">
            <text:p>1. Byte [3]</text:p>
          </table:table-cell>
          <table:table-cell table:style-name="ce1" office:value-type="string">
            <text:p>2. Byte [4]</text:p>
          </table:table-cell>
          <table:table-cell table:style-name="ce1" office:value-type="string">
            <text:p>3. Byte [5]</text:p>
          </table:table-cell>
          <table:table-cell table:style-name="ce1" office:value-type="string">
            <text:p>4. Byte [6]</text:p>
          </table:table-cell>
          <table:table-cell table:style-name="ce1" office:value-type="string">
            <text:p>5. Byte [7]</text:p>
          </table:table-cell>
          <table:table-cell table:style-name="ce1" office:value-type="string">
            <text:p>...</text:p>
          </table:table-cell>
          <table:table-cell table:style-name="ce1" office:value-type="string">
            <text:p>61. Byte [63]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Test Cases</text:p>
          </table:table-cell>
          <table:table-cell table:style-name="ce2"/>
          <table:table-cell table:style-name="ce11" office:value-type="float" office:value="255">
            <text:p>255</text:p>
          </table:table-cell>
          <table:table-cell table:number-columns-repeated="5" table:style-name="ce2" office:value-type="string">
            <text:p>Test-Byte</text:p>
          </table:table-cell>
          <table:table-cell table:style-name="ce2" office:value-type="string">
            <text:p>Test-Bytes</text:p>
          </table:table-cell>
          <table:table-cell table:style-name="ce2" office:value-type="string">
            <text:p>Test-Byt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Test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55">
            <text:p>2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...</text:p>
          </table:table-cell>
          <table:table-cell table:style-name="ce4" office:value-type="float" office:value="60">
            <text:p>6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Test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55">
            <text:p>2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...</text:p>
          </table:table-cell>
          <table:table-cell table:style-name="ce4" office:value-type="float" office:value="60">
            <text:p>60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00">
            <text:p>200</text:p>
          </table:table-cell>
          <table:table-cell table:style-name="ce4" office:value-type="string">
            <text:p>Hash of data</text:p>
          </table:table-cell>
          <table:table-cell table:number-columns-repeated="6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00">
            <text:p>200</text:p>
          </table:table-cell>
          <table:table-cell table:style-name="ce4" office:value-type="string">
            <text:p>Hash of data</text:p>
          </table:table-cell>
          <table:table-cell table:number-columns-repeated="6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d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01">
            <text:p>201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Acknowledged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01">
            <text:p>201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Not acknowledged"</text:p>
          </table:table-cell>
          <table:table-cell table:style-name="ce4" office:value-type="string">
            <text:p>Client → Server</text:p>
          </table:table-cell>
          <table:table-cell table:style-name="ce12" office:value-type="float" office:value="202">
            <text:p>202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"Not acknowledged"</text:p>
          </table:table-cell>
          <table:table-cell table:style-name="ce4" office:value-type="string">
            <text:p>Server → Client</text:p>
          </table:table-cell>
          <table:table-cell table:style-name="ce12" office:value-type="float" office:value="202">
            <text:p>202</text:p>
          </table:table-cell>
          <table:table-cell table:number-columns-repeated="7" table:style-name="ce4" office:value-type="string">
            <text:p>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not implemented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n progres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ne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0" number:min-integer-digits="3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9M34S</meta:editing-duration>
    <meta:editing-cycles>39</meta:editing-cycles>
    <meta:generator>LibreOffice/3.5$Linux_x86 LibreOffice_project/350m1$Build-2</meta:generator>
    <dc:date>2013-07-11T15:13:11</dc:date>
    <dc:creator>ingo </dc:creator>
    <meta:document-statistic meta:table-count="3" meta:cell-count="429" meta:object-count="0"/>
    <meta:user-defined meta:name="Info 1"/>
    <meta:user-defined meta:name="Info 2"/>
    <meta:user-defined meta:name="Info 3"/>
    <meta:user-defined meta:name="Info 4"/>
  </office:meta>
</office:document-meta>
</file>